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3cm" draw:marker-end="Arrow" draw:marker-end-width="0.353cm" draw:fill="solid" draw:textarea-vertical-align="middle" fo:padding-top="0.143cm" fo:padding-bottom="0.143cm" fo:padding-left="0.268cm" fo:padding-right="0.268cm"/>
    </style:style>
    <style:style style:name="gr2" style:family="graphic" style:parent-style-name="Arrow_20_Line" style:list-style-name="L1">
      <style:graphic-properties draw:textarea-vertical-align="middle"/>
    </style:style>
    <style:style style:name="gr3" style:family="graphic" style:parent-style-name="standard">
      <style:graphic-properties draw:fill="solid" draw:fill-color="#247ba0" draw:textarea-horizontal-align="justify" draw:textarea-vertical-align="middle" draw:auto-grow-height="false" fo:min-height="1.839cm" fo:min-width="0.943cm"/>
    </style:style>
    <style:style style:name="gr4" style:family="graphic" style:parent-style-name="standard">
      <style:graphic-properties draw:fill="solid" draw:fill-color="#ffd166" draw:textarea-horizontal-align="justify" draw:textarea-vertical-align="middle" draw:auto-grow-height="false" fo:min-height="1.056cm" fo:min-width="0.943cm"/>
    </style:style>
    <style:style style:name="gr5" style:family="graphic" style:parent-style-name="standard">
      <style:graphic-properties draw:stroke="none" draw:fill="none" fo:min-height="0.475cm"/>
    </style:style>
    <style:style style:name="gr6" style:family="graphic" style:parent-style-name="standard">
      <style:graphic-properties draw:stroke="none" draw:fill="none" fo:min-height="0.555cm"/>
    </style:style>
    <style:style style:name="gr7" style:family="graphic" style:parent-style-name="standard">
      <style:graphic-properties draw:stroke="none" draw:fill="none" fo:min-height="0.49cm"/>
    </style:style>
    <style:style style:name="gr8" style:family="graphic" style:parent-style-name="standard">
      <style:graphic-properties draw:stroke="none" draw:fill="none" fo:min-height="0.376cm"/>
    </style:style>
    <style:style style:name="gr9" style:family="graphic" style:parent-style-name="standard">
      <style:graphic-properties draw:fill="solid" draw:fill-color="#ef476f" draw:textarea-horizontal-align="justify" draw:textarea-vertical-align="middle" draw:auto-grow-height="false" fo:min-height="1.833cm" fo:min-width="0.943cm"/>
    </style:style>
    <style:style style:name="gr10" style:family="graphic" style:parent-style-name="standard">
      <style:graphic-properties draw:stroke="none" draw:fill="none" fo:min-height="0.438cm"/>
    </style:style>
    <style:style style:name="gr11" style:family="graphic" style:parent-style-name="Arrow_20_Line" style:list-style-name="L1">
      <style:graphic-properties draw:textarea-vertical-align="middle"/>
    </style:style>
    <style:style style:name="gr12" style:family="graphic" style:parent-style-name="standard">
      <style:graphic-properties draw:stroke="none" draw:fill="none" fo:min-height="0.526cm"/>
    </style:style>
    <style:style style:name="P1" style:family="paragraph">
      <loext:graphic-properties draw:fill="solid"/>
      <style:paragraph-properties fo:margin-top="0.1cm" fo:margin-bottom="0cm" fo:text-align="center"/>
      <style:text-properties fo:font-size="14pt" style:font-size-asian="15pt" style:font-size-complex="15pt"/>
    </style:style>
    <style:style style:name="P2" style:family="paragraph">
      <style:paragraph-properties fo:margin-left="0cm" fo:margin-right="0cm" fo:margin-top="0.1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1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247ba0"/>
      <style:paragraph-properties fo:margin-top="0.1cm" fo:margin-bottom="0cm" fo:text-align="center"/>
      <style:text-properties fo:font-size="12pt" style:font-size-asian="15pt" style:font-size-complex="15pt"/>
    </style:style>
    <style:style style:name="P5" style:family="paragraph">
      <loext:graphic-properties draw:fill="solid" draw:fill-color="#ffd166"/>
      <style:paragraph-properties fo:margin-top="0.1cm" fo:margin-bottom="0cm" fo:text-align="center"/>
      <style:text-properties fo:font-size="12pt" style:font-size-asian="15pt" style:font-size-complex="15pt"/>
    </style:style>
    <style:style style:name="P6" style:family="paragraph">
      <style:paragraph-properties fo:margin-top="0.1cm" fo:margin-bottom="0cm" fo:text-align="end"/>
      <style:text-properties fo:font-size="14pt"/>
    </style:style>
    <style:style style:name="P7" style:family="paragraph">
      <loext:graphic-properties draw:fill="none"/>
      <style:paragraph-properties fo:margin-top="0.1cm" fo:margin-bottom="0cm" fo:text-align="end"/>
      <style:text-properties fo:font-size="14pt" style:font-size-asian="15pt" style:font-size-complex="15pt"/>
    </style:style>
    <style:style style:name="P8" style:family="paragraph">
      <loext:graphic-properties draw:fill="none"/>
      <style:paragraph-properties fo:margin-top="0.1cm" fo:margin-bottom="0cm"/>
      <style:text-properties fo:font-size="14pt" style:font-size-asian="15pt" style:font-size-complex="15pt"/>
    </style:style>
    <style:style style:name="P9" style:family="paragraph">
      <style:paragraph-properties fo:margin-top="0.1cm" fo:margin-bottom="0cm"/>
      <style:text-properties fo:font-size="14pt"/>
    </style:style>
    <style:style style:name="P10" style:family="paragraph">
      <loext:graphic-properties draw:fill="solid" draw:fill-color="#ef476f"/>
      <style:paragraph-properties fo:margin-top="0.1cm" fo:margin-bottom="0cm" fo:text-align="center"/>
      <style:text-properties fo:font-size="12pt" style:font-size-asian="15pt" style:font-size-complex="1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letter-kerning="true" style:font-name-asian="Microsoft YaHei" style:font-size-asian="15pt" style:language-asian="en" style:country-asian="US" style:font-style-asian="normal" style:font-weight-asian="normal" style:font-name-complex="Lucida Sans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fo:language="en" fo:country="US" style:font-size-asian="15pt" style:language-asian="en" style:country-asian="US" style:font-size-complex="15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816cm" svg:y1="7.502cm" svg:x2="11.8cm" svg:y2="1.2cm">
          <text:p/>
        </draw:line>
        <draw:measure draw:style-name="gr2" draw:text-style-name="P3" draw:layer="measurelines" svg:x1="10.268cm" svg:y1="5.414cm" svg:x2="10.268cm" svg:y2="4.108cm">
          <text:p text:style-name="P2"><text:span text:style-name="T1"><text:s text:c="4"/></text:span></text:p>
        </draw:measure>
        <draw:custom-shape draw:style-name="gr3" draw:text-style-name="P4" draw:layer="layout" svg:width="1.443cm" svg:height="2.089cm" svg:x="10.202cm" svg:y="5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443cm" svg:height="1.306cm" svg:x="10.202cm" svg:y="4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5.664cm" svg:height="0.725cm" svg:x="3.7cm" svg:y="4.392cm">
          <draw:text-box>
            <text:p text:style-name="P6"><text:span text:style-name="T2">Contingency</text:span></text:p>
          </draw:text-box>
        </draw:frame>
        <draw:frame draw:style-name="gr6" draw:text-style-name="P7" draw:layer="layout" svg:width="5.551cm" svg:height="0.805cm" svg:x="3.75cm" svg:y="5.045cm">
          <draw:text-box>
            <text:p text:style-name="P6"><text:span text:style-name="T3">Current Best Estimate</text:span></text:p>
          </draw:text-box>
        </draw:frame>
        <draw:frame draw:style-name="gr7" draw:text-style-name="P8" draw:layer="layout" svg:width="5.485cm" svg:height="0.74cm" svg:x="3.75cm" svg:y="3.71cm">
          <draw:text-box>
            <text:p text:style-name="P6"><text:span text:style-name="T3">Maximum Expected Value</text:span></text:p>
          </draw:text-box>
        </draw:frame>
        <draw:frame draw:style-name="gr8" draw:text-style-name="P8" draw:layer="layout" svg:width="3.788cm" svg:height="0.725cm" svg:x="11.862cm" svg:y="6.924cm">
          <draw:text-box>
            <text:p text:style-name="P9"><text:span text:style-name="T3">Resource</text:span></text:p>
          </draw:text-box>
        </draw:frame>
        <draw:custom-shape draw:style-name="gr9" draw:text-style-name="P10" draw:layer="layout" svg:width="1.443cm" svg:height="2.083cm" svg:x="10.202cm" svg:y="2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3.953cm" svg:height="0.725cm" svg:x="5.25cm" svg:y="2.712cm">
          <draw:text-box>
            <text:p text:style-name="P6"><text:span text:style-name="T2">Margin</text:span></text:p>
          </draw:text-box>
        </draw:frame>
        <draw:measure draw:style-name="gr11" draw:text-style-name="P3" draw:layer="layout" svg:x1="10.268cm" svg:y1="4.108cm" svg:x2="10.268cm" svg:y2="2.025cm">
          <text:p text:style-name="P2"><text:span text:style-name="T1"><text:s text:c="3"/></text:span></text:p>
        </draw:measure>
        <draw:frame draw:style-name="gr12" draw:text-style-name="P7" draw:layer="layout" svg:width="5.485cm" svg:height="0.776cm" svg:x="3.75cm" svg:y="1.624cm">
          <draw:text-box>
            <text:p text:style-name="P6"><text:span text:style-name="T3">Maximum Possible Val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ries Kennes</meta:initial-creator>
    <meta:creation-date>2019-04-13T15:50:39.718508226</meta:creation-date>
    <dc:date>2019-05-23T17:26:08.204105536</dc:date>
    <dc:creator>Dries Kennes</dc:creator>
    <meta:editing-duration>PT14M21S</meta:editing-duration>
    <meta:editing-cycles>6</meta:editing-cycles>
    <meta:generator>LibreOffice/6.2.4.2.0$Linux_X86_64 LibreOffice_project/20$Build-2</meta:generator>
    <meta:document-statistic meta:object-count="12"/>
  </office:meta>
</office:document-meta>
</file>